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</style:style>
    <style:style style:name="gr6" style:family="graphic" style:parent-style-name="objectwithoutfill">
      <style:graphic-properties svg:stroke-color="#008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88cm" fo:min-width="0cm"/>
    </style:style>
    <style:style style:name="gr8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svg:stroke-color="#008000" draw:fill="none" draw:textarea-vertical-align="middle"/>
    </style:style>
    <style:style style:name="gr10" style:family="graphic" style:parent-style-name="objectwithoutfill">
      <style:graphic-properties draw:stroke="dash" draw:stroke-dash="Fine_20_Dashed" svg:stroke-color="#008000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14" style:family="graphic" style:parent-style-name="standard">
      <style:graphic-properties svg:stroke-color="#008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9cm" fo:min-width="0cm"/>
    </style:style>
    <style:style style:name="gr16" style:family="graphic" style:parent-style-name="objectwithoutfill">
      <style:graphic-properties svg:stroke-color="#008000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cm" svg:height="1.5cm" svg:x="7.3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875cm" svg:height="0.8cm" svg:x="6.925cm" svg:y="1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9.825cm" svg:height="0.78cm" svg:x="6.875cm" svg:y="1.3cm">
          <draw:text-box>
            <text:p><text:span text:style-name="T1">Adapter</text:span></text:p>
          </draw:text-box>
        </draw:frame>
        <draw:custom-shape draw:style-name="gr2" draw:text-style-name="P1" draw:layer="layout" svg:width="3.4cm" svg:height="0.8cm" svg:x="1.143cm" svg:y="3.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5cm" svg:height="0.78cm" svg:x="1.143cm" svg:y="3.82cm">
          <draw:text-box>
            <text:p><text:span text:style-name="T1">args_converter</text:span></text:p>
          </draw:text-box>
        </draw:frame>
        <draw:custom-shape draw:style-name="gr2" draw:text-style-name="P1" draw:layer="layout" svg:width="3.375cm" svg:height="0.8cm" svg:x="19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4cm" svg:height="0.78cm" svg:x="19cm" svg:y="1.32cm">
          <draw:text-box>
            <text:p><text:span text:style-name="T1">cls instances</text:span></text:p>
          </draw:text-box>
        </draw:frame>
        <draw:custom-shape draw:style-name="gr1" draw:text-style-name="P1" draw:layer="layout" svg:width="9.9cm" svg:height="4.2cm" svg:x="6.9cm" svg:y="2.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5cm" svg:y1="2.9cm" svg:x2="6.9cm" svg:y2="2.9cm">
          <text:p/>
        </draw:line>
        <draw:line draw:style-name="gr4" draw:text-style-name="P1" draw:layer="layout" svg:x1="4.5cm" svg:y1="4.2cm" svg:x2="6.9cm" svg:y2="4.2cm">
          <text:p/>
        </draw:line>
        <draw:line draw:style-name="gr4" draw:text-style-name="P1" draw:layer="layout" svg:x1="4.5cm" svg:y1="5.5cm" svg:x2="6.9cm" svg:y2="5.5cm">
          <text:p/>
        </draw:line>
        <draw:frame draw:style-name="gr5" draw:text-style-name="P2" draw:layer="layout" svg:width="9cm" svg:height="1.309cm" svg:x="7.4cm" svg:y="3.5cm">
          <draw:text-box>
            <text:p><text:span text:style-name="T1">get_view(index):</text:span></text:p>
            <text:p><text:span text:style-name="T1"><text:s text:c="4"/></text:span><text:span text:style-name="T1">return cls(**args_converter(data[index]))</text:span></text:p>
          </draw:text-box>
        </draw:frame>
        <draw:custom-shape draw:style-name="gr2" draw:text-style-name="P1" draw:layer="layout" svg:width="3.4cm" svg:height="0.8cm" svg:x="1.144cm" svg:y="5.10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4cm" svg:height="0.78cm" svg:x="1.101cm" svg:y="5.072cm">
          <draw:text-box>
            <text:p><text:span text:style-name="T1">cls</text:span></text:p>
          </draw:text-box>
        </draw:frame>
        <draw:line draw:style-name="gr6" draw:text-style-name="P1" draw:layer="layout" svg:x1="16.4cm" svg:y1="4.5cm" svg:x2="17.8cm" svg:y2="4.5cm">
          <text:p/>
        </draw:line>
        <draw:custom-shape draw:style-name="gr2" draw:text-style-name="P1" draw:layer="layout" svg:width="3.375cm" svg:height="0.8cm" svg:x="1.172cm" svg:y="2.50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2cm" svg:height="0.78cm" svg:x="1.247cm" svg:y="2.502cm">
          <draw:text-box>
            <text:p><text:span text:style-name="T1">data</text:span></text:p>
          </draw:text-box>
        </draw:frame>
        <draw:custom-shape draw:style-name="gr1" draw:text-style-name="P1" draw:layer="layout" svg:width="3.4cm" svg:height="0.8cm" svg:x="19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7.8cm" svg:y1="4.5cm" svg:x2="17.8cm" svg:y2="2.5cm">
          <text:p/>
        </draw:line>
        <draw:custom-shape draw:style-name="gr1" draw:text-style-name="P1" draw:layer="layout" svg:width="3.4cm" svg:height="0.8cm" svg:x="19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4cm" svg:height="0.8cm" svg:x="19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4cm" svg:height="0.8cm" svg:x="1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3.4cm" svg:height="1.838cm" svg:x="19cm" svg:y="5.3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custom-shape draw:style-name="gr1" draw:text-style-name="P1" draw:layer="layout" svg:width="3.4cm" svg:height="2cm" svg:x="19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7.8cm" svg:y1="2.5cm" svg:x2="19cm" svg:y2="2.5cm">
          <text:p/>
        </draw:line>
        <draw:line draw:style-name="gr8" draw:text-style-name="P1" draw:layer="layout" svg:x1="17.8cm" svg:y1="3.3cm" svg:x2="19cm" svg:y2="3.3cm">
          <text:p/>
        </draw:line>
        <draw:line draw:style-name="gr8" draw:text-style-name="P1" draw:layer="layout" svg:x1="17.8cm" svg:y1="4.1cm" svg:x2="19cm" svg:y2="4.1cm">
          <text:p/>
        </draw:line>
        <draw:line draw:style-name="gr6" draw:text-style-name="P1" draw:layer="layout" svg:x1="17.8cm" svg:y1="4.5cm" svg:x2="17.8cm" svg:y2="4.9cm">
          <text:p/>
        </draw:line>
        <draw:line draw:style-name="gr8" draw:text-style-name="P1" draw:layer="layout" svg:x1="17.8cm" svg:y1="4.9cm" svg:x2="19cm" svg:y2="4.9cm">
          <text:p/>
        </draw:line>
        <draw:line draw:style-name="gr9" draw:text-style-name="P1" draw:layer="layout" svg:x1="17.8cm" svg:y1="4.9cm" svg:x2="17.8cm" svg:y2="6.8cm">
          <text:p/>
        </draw:line>
        <draw:line draw:style-name="gr10" draw:text-style-name="P1" draw:layer="layout" svg:x1="17.8cm" svg:y1="5.7cm" svg:x2="19cm" svg:y2="5.7cm">
          <text:p/>
        </draw:line>
        <draw:line draw:style-name="gr10" draw:text-style-name="P1" draw:layer="layout" svg:x1="17.8cm" svg:y1="6.3cm" svg:x2="19cm" svg:y2="6.3cm">
          <text:p/>
        </draw:line>
        <draw:frame draw:style-name="gr3" draw:text-style-name="P2" draw:layer="layout" svg:width="3.4cm" svg:height="0.78cm" svg:x="19cm" svg:y="2.1cm">
          <draw:text-box>
            <text:p><text:span text:style-name="T1">row_index = 0</text:span></text:p>
          </draw:text-box>
        </draw:frame>
        <draw:frame draw:style-name="gr3" draw:text-style-name="P2" draw:layer="layout" svg:width="3.4cm" svg:height="0.78cm" svg:x="19cm" svg:y="2.9cm">
          <draw:text-box>
            <text:p><text:span text:style-name="T1">row_index = 1</text:span></text:p>
          </draw:text-box>
        </draw:frame>
        <draw:frame draw:style-name="gr3" draw:text-style-name="P2" draw:layer="layout" svg:width="3.4cm" svg:height="0.78cm" svg:x="19cm" svg:y="3.72cm">
          <draw:text-box>
            <text:p><text:span text:style-name="T1">row_index = 2</text:span></text:p>
          </draw:text-box>
        </draw:frame>
        <draw:frame draw:style-name="gr3" draw:text-style-name="P2" draw:layer="layout" svg:width="3.4cm" svg:height="0.78cm" svg:x="19cm" svg:y="4.5cm">
          <draw:text-box>
            <text:p><text:span text:style-name="T1">row_index = 3</text:span></text:p>
          </draw:text-box>
        </draw:frame>
        <draw:custom-shape draw:style-name="gr2" draw:text-style-name="P1" draw:layer="layout" svg:width="9.875cm" svg:height="0.8cm" svg:x="7.025cm" svg:y="9.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9.825cm" svg:height="0.78cm" svg:x="6.975cm" svg:y="9.6cm">
          <draw:text-box>
            <text:p><text:span text:style-name="T1">ListView(AbstractView)</text:span></text:p>
          </draw:text-box>
        </draw:frame>
        <draw:line draw:style-name="gr6" draw:text-style-name="P1" draw:layer="layout" svg:x1="20.6cm" svg:y1="7.3cm" svg:x2="20.6cm" svg:y2="14.1cm">
          <text:p/>
        </draw:line>
        <draw:line draw:style-name="gr8" draw:text-style-name="P1" draw:layer="layout" svg:x1="20.6cm" svg:y1="14.1cm" svg:x2="16.9cm" svg:y2="14.1cm">
          <text:p/>
        </draw:line>
        <draw:line draw:style-name="gr11" draw:text-style-name="P1" draw:layer="layout" svg:x1="10.5cm" svg:y1="9.6cm" svg:x2="10.5cm" svg:y2="6.3cm">
          <text:p/>
        </draw:line>
        <draw:frame draw:style-name="gr3" draw:text-style-name="P2" draw:layer="layout" svg:width="2.2cm" svg:height="0.78cm" svg:x="10.5cm" svg:y="7.62cm">
          <draw:text-box>
            <text:p><text:span text:style-name="T1">selection</text:span></text:p>
          </draw:text-box>
        </draw:frame>
        <draw:line draw:style-name="gr12" draw:text-style-name="P1" draw:layer="layout" svg:x1="8.7cm" svg:y1="6.3cm" svg:x2="8.7cm" svg:y2="7.8cm">
          <text:p/>
        </draw:line>
        <draw:line draw:style-name="gr11" draw:text-style-name="P1" draw:layer="layout" svg:x1="8.7cm" svg:y1="7.8cm" svg:x2="5.9cm" svg:y2="7.8cm">
          <text:p/>
        </draw:line>
        <draw:frame draw:style-name="gr3" draw:text-style-name="P2" draw:layer="layout" svg:width="4.6cm" svg:height="1.309cm" svg:x="1.2cm" svg:y="7.3cm">
          <draw:text-box>
            <text:p><text:span text:style-name="T1">on_selection_change event</text:span></text:p>
          </draw:text-box>
        </draw:frame>
        <draw:custom-shape draw:style-name="gr13" draw:text-style-name="P1" draw:layer="layout" svg:width="4.7cm" svg:height="1.3cm" svg:x="1.1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9.9cm" svg:height="0.78cm" svg:x="7.1cm" svg:y="13.72cm">
          <draw:text-box>
            <text:p><text:span text:style-name="T1">The User Interface</text:span></text:p>
          </draw:text-box>
        </draw:frame>
        <draw:custom-shape draw:style-name="gr14" draw:text-style-name="P1" draw:layer="layout" svg:width="9.9cm" svg:height="0.8cm" svg:x="7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8.6cm" svg:height="1.8cm" svg:x="7.3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9cm" svg:height="3.3cm" svg:x="7cm" svg:y="10.4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8.4cm" svg:height="1.909cm" svg:x="7.4cm" svg:y="10.991cm">
          <draw:text-box>
            <text:p><text:span text:style-name="T1">For index in range(len(adapter.data)):</text:span></text:p>
            <text:p><text:span text:style-name="T1"><text:s text:c="4"/></text:span><text:span text:style-name="T1">self.add_widget(</text:span></text:p>
            <text:p><text:span text:style-name="T1"><text:s text:c="8"/></text:span><text:span text:style-name="T1">adapter.get_view(row_index))</text:span></text:p>
          </draw:text-box>
        </draw:frame>
        <draw:line draw:style-name="gr4" draw:text-style-name="P1" draw:layer="layout" svg:x1="13.3cm" svg:y1="6.3cm" svg:x2="13.3cm" svg:y2="9.5cm">
          <text:p/>
        </draw:line>
        <draw:line draw:style-name="gr16" draw:text-style-name="P1" draw:layer="layout" svg:x1="15.4cm" svg:y1="11cm" svg:x2="15.5cm" svg:y2="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30T05:47:43.725017588</meta:creation-date>
    <dc:date>2014-08-30T15:22:30.655005676</dc:date>
    <meta:editing-duration>PT2H57M52S</meta:editing-duration>
    <meta:editing-cycles>17</meta:editing-cycles>
    <meta:generator>LibreOffice/4.2.4.2$Linux_X86_64 LibreOffice_project/420m0$Build-2</meta:generator>
    <meta:document-statistic meta:object-count="53"/>
  </office:meta>
</office:document-meta>
</file>